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641967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87.65" calcext:value-type="float">
            <text:p>87.65</text:p>
          </table:table-cell>
          <table:table-cell office:value-type="string" calcext:value-type="string">
            <text:p>267 kWh</text:p>
          </table:table-cell>
          <table:table-cell office:value-type="float" office:value="1738.81" calcext:value-type="float">
            <text:p>1738.81</text:p>
          </table:table-cell>
          <table:table-cell office:value-type="string" calcext:value-type="string">
            <text:p>14-01-2018</text:p>
          </table:table-cell>
          <table:table-cell office:value-type="string" calcext:value-type="string">
            <text:p>11-02-2018</text:p>
          </table:table-cell>
          <table:table-cell/>
          <table:table-cell office:value-type="float" office:value="19.06" calcext:value-type="float">
            <text:p>19.06</text:p>
          </table:table-cell>
          <table:table-cell office:value-type="string" calcext:value-type="string">
            <text:p>T-0</text:p>
          </table:table-cell>
          <table:table-cell office:value-type="float" office:value="1925.5" calcext:value-type="float">
            <text:p>1925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87.32" calcext:value-type="float">
            <text:p>87.32</text:p>
          </table:table-cell>
          <table:table-cell office:value-type="string" calcext:value-type="string">
            <text:p>271 kWh</text:p>
          </table:table-cell>
          <table:table-cell office:value-type="float" office:value="1761.51" calcext:value-type="float">
            <text:p>1761.51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4-01-2018</text:p>
          </table:table-cell>
          <table:table-cell/>
          <table:table-cell office:value-type="float" office:value="19.29" calcext:value-type="float">
            <text:p>19.29</text:p>
          </table:table-cell>
          <table:table-cell office:value-type="string" calcext:value-type="string">
            <text:p>T-0</text:p>
          </table:table-cell>
          <table:table-cell office:value-type="float" office:value="1947.8" calcext:value-type="float">
            <text:p>1947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2.68" calcext:value-type="float">
            <text:p>2.68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295 kWh</text:p>
          </table:table-cell>
          <table:table-cell office:value-type="float" office:value="1927.79" calcext:value-type="float">
            <text:p>1927.79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/>
          <table:table-cell office:value-type="float" office:value="20.94" calcext:value-type="float">
            <text:p>20.94</text:p>
          </table:table-cell>
          <table:table-cell office:value-type="string" calcext:value-type="string">
            <text:p>T-0</text:p>
          </table:table-cell>
          <table:table-cell office:value-type="float" office:value="2117.73" calcext:value-type="float">
            <text:p>2117.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86.6" calcext:value-type="float">
            <text:p>86.6</text:p>
          </table:table-cell>
          <table:table-cell office:value-type="string" calcext:value-type="string">
            <text:p>269 kWh</text:p>
          </table:table-cell>
          <table:table-cell office:value-type="float" office:value="1731.98" calcext:value-type="float">
            <text:p>1731.98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/>
          <table:table-cell office:value-type="float" office:value="18.98" calcext:value-type="float">
            <text:p>18.98</text:p>
          </table:table-cell>
          <table:table-cell office:value-type="string" calcext:value-type="string">
            <text:p>T-0</text:p>
          </table:table-cell>
          <table:table-cell office:value-type="float" office:value="1916.59" calcext:value-type="float">
            <text:p>1916.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/>
          <table:table-cell office:value-type="float" office:value="86.25" calcext:value-type="float">
            <text:p>86.25</text:p>
          </table:table-cell>
          <table:table-cell office:value-type="string" calcext:value-type="string">
            <text:p>282 kWh</text:p>
          </table:table-cell>
          <table:table-cell office:value-type="float" office:value="1818.43" calcext:value-type="float">
            <text:p>1818.43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/>
          <table:table-cell office:value-type="float" office:value="19.83" calcext:value-type="float">
            <text:p>19.83</text:p>
          </table:table-cell>
          <table:table-cell office:value-type="string" calcext:value-type="string">
            <text:p>T-0</text:p>
          </table:table-cell>
          <table:table-cell office:value-type="float" office:value="2003.22" calcext:value-type="float">
            <text:p>2003.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1.18" calcext:value-type="float">
            <text:p>1.18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263 kWh</text:p>
          </table:table-cell>
          <table:table-cell office:value-type="float" office:value="1675.01" calcext:value-type="float">
            <text:p>1675.01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/>
          <table:table-cell office:value-type="float" office:value="18.39" calcext:value-type="float">
            <text:p>18.39</text:p>
          </table:table-cell>
          <table:table-cell office:value-type="string" calcext:value-type="string">
            <text:p>T-0</text:p>
          </table:table-cell>
          <table:table-cell office:value-type="float" office:value="1858.87" calcext:value-type="float">
            <text:p>1858.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85.55" calcext:value-type="float">
            <text:p>85.55</text:p>
          </table:table-cell>
          <table:table-cell office:value-type="string" calcext:value-type="string">
            <text:p>337 kWh</text:p>
          </table:table-cell>
          <table:table-cell office:value-type="float" office:value="2195.44" calcext:value-type="float">
            <text:p>2195.44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153.68" calcext:value-type="float">
            <text:p>153.68</text:p>
          </table:table-cell>
          <table:table-cell office:value-type="float" office:value="23.59" calcext:value-type="float">
            <text:p>23.59</text:p>
          </table:table-cell>
          <table:table-cell office:value-type="string" calcext:value-type="string">
            <text:p>T-0</text:p>
          </table:table-cell>
          <table:table-cell office:value-type="float" office:value="2536.33" calcext:value-type="float">
            <text:p>2536.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string" calcext:value-type="string">
            <text:p>337 kWh</text:p>
          </table:table-cell>
          <table:table-cell office:value-type="float" office:value="2186.43" calcext:value-type="float">
            <text:p>2186.43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153.05" calcext:value-type="float">
            <text:p>153.05</text:p>
          </table:table-cell>
          <table:table-cell office:value-type="float" office:value="23.49" calcext:value-type="float">
            <text:p>23.49</text:p>
          </table:table-cell>
          <table:table-cell office:value-type="string" calcext:value-type="string">
            <text:p>T-0</text:p>
          </table:table-cell>
          <table:table-cell office:value-type="float" office:value="2525.92" calcext:value-type="float">
            <text:p>2525.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string" calcext:value-type="string">
            <text:p>330 kWh</text:p>
          </table:table-cell>
          <table:table-cell office:value-type="float" office:value="2099.83" calcext:value-type="float">
            <text:p>2099.83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146.99" calcext:value-type="float">
            <text:p>146.99</text:p>
          </table:table-cell>
          <table:table-cell office:value-type="float" office:value="22.62" calcext:value-type="float">
            <text:p>22.62</text:p>
          </table:table-cell>
          <table:table-cell office:value-type="string" calcext:value-type="string">
            <text:p>T-0</text:p>
          </table:table-cell>
          <table:table-cell office:value-type="float" office:value="2431.71" calcext:value-type="float">
            <text:p>2431.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1.09" calcext:value-type="float">
            <text:p>1.09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341 kWh</text:p>
          </table:table-cell>
          <table:table-cell office:value-type="float" office:value="2149.1" calcext:value-type="float">
            <text:p>2149.1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150.44" calcext:value-type="float">
            <text:p>150.44</text:p>
          </table:table-cell>
          <table:table-cell office:value-type="float" office:value="23.12" calcext:value-type="float">
            <text:p>23.12</text:p>
          </table:table-cell>
          <table:table-cell office:value-type="string" calcext:value-type="string">
            <text:p>T-0</text:p>
          </table:table-cell>
          <table:table-cell office:value-type="float" office:value="2486.22" calcext:value-type="float">
            <text:p>2486.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86.66" calcext:value-type="float">
            <text:p>86.66</text:p>
          </table:table-cell>
          <table:table-cell office:value-type="string" calcext:value-type="string">
            <text:p>322 kWh</text:p>
          </table:table-cell>
          <table:table-cell office:value-type="float" office:value="2010.04" calcext:value-type="float">
            <text:p>2010.04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140.7" calcext:value-type="float">
            <text:p>140.7</text:p>
          </table:table-cell>
          <table:table-cell office:value-type="float" office:value="21.72" calcext:value-type="float">
            <text:p>21.72</text:p>
          </table:table-cell>
          <table:table-cell office:value-type="string" calcext:value-type="string">
            <text:p>T-0</text:p>
          </table:table-cell>
          <table:table-cell office:value-type="float" office:value="2334.25" calcext:value-type="float">
            <text:p>2334.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43.86" calcext:value-type="float">
            <text:p>43.86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346 kWh</text:p>
          </table:table-cell>
          <table:table-cell office:value-type="float" office:value="2166.1" calcext:value-type="float">
            <text:p>2166.1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151.63" calcext:value-type="float">
            <text:p>151.63</text:p>
          </table:table-cell>
          <table:table-cell office:value-type="float" office:value="23.27" calcext:value-type="float">
            <text:p>23.27</text:p>
          </table:table-cell>
          <table:table-cell office:value-type="string" calcext:value-type="string">
            <text:p>T-0</text:p>
          </table:table-cell>
          <table:table-cell office:value-type="float" office:value="2546.01" calcext:value-type="float">
            <text:p>2546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08:34:42.902000000</meta:creation-date>
    <dc:date>2018-03-26T08:44:38.170000000</dc:date>
    <meta:editing-duration>PT9M55S</meta:editing-duration>
    <meta:editing-cycles>1</meta:editing-cycles>
    <meta:document-statistic meta:table-count="1" meta:cell-count="141" meta:object-count="0"/>
    <meta:generator>LibreOffice/5.3.4.2$Windows_x86 LibreOffice_project/f82d347ccc0be322489bf7da61d7e4ad13fe2ff3</meta:generator>
  </office:meta>
</office:document-meta>
</file>